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2.0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Critter Corner featuring park employees</text:p>
          </table:table-cell>
          <table:table-cell office:value-type="string" calcext:value-type="string">
            <text:p>Rachael K.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ent's Message</text:p>
          </table:table-cell>
          <table:table-cell office:value-type="string" calcext:value-type="string">
            <text:p>Laurene West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ow Wow Photos</text:p>
          </table:table-cell>
          <table:table-cell office:value-type="string" calcext:value-type="string">
            <text:p>Bill West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boys and Carols flyer</text:p>
          </table:table-cell>
          <table:table-cell office:value-type="string" calcext:value-type="string">
            <text:p>Margi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 flyer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ng Post featuring Gift Shop Volunteer(s)</text:p>
          </table:table-cell>
          <table:table-cell office:value-type="string" calcext:value-type="string">
            <text:p>Roger Basham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Smile</text:p>
          </table:table-cell>
          <table:table-cell office:value-type="string" calcext:value-type="string">
            <text:p>Bill Wes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ron Blowers???</text:p>
          </table:table-cell>
          <table:table-cell office:value-type="string" calcext:value-type="string">
            <text:p>Bill Blowers???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1" svg:width="1.1413in" svg:height="0.7012in" svg:x="4.8819in" svg:y="1.2843in" draw:caption-point-x="-0.2402in" draw:caption-point-y="0.5945in">
              <dc:date>2016-10-16T00:00:00</dc:date>
              <text:p text:style-name="P1">Phillis Dozier and/or David Paul things</text:p>
              <text:p text:style-name="P1"/>
            </office:annotation>
            <text:p>Happenin's 'Round the House featuring museum volunteers</text:p>
          </table:table-cell>
          <table:table-cell office:value-type="string" calcext:value-type="string">
            <text:p>Margi Bertram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1" svg:width="1.1413in" svg:height="1.4787in" svg:x="4.8819in" svg:y="1.4925in" draw:caption-point-x="-0.2402in" draw:caption-point-y="0.5945in">
              <dc:date>2016-10-16T00:00:00</dc:date>
              <text:p text:style-name="P1">Preface with this a rundown of all the various jobs the board members have (include Jeff's Emmy), and then lead into Gladys and photos.</text:p>
            </office:annotation>
            <text:p>Kalakeke Pacific Island Dance Company</text:p>
          </table:table-cell>
          <table:table-cell office:value-type="string" calcext:value-type="string">
            <text:p>Bill West &amp; Gladys Farrell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1" svg:width="1.1413in" svg:height="1.0122in" svg:x="4.8819in" svg:y="1.7008in" draw:caption-point-x="-0.2402in" draw:caption-point-y="0.5945in">
              <dc:date>2016-10-16T00:00:00</dc:date>
              <text:p text:style-name="P1">Alexandra Gooch</text:p>
              <text:p text:style-name="P1">E.J. Stephens</text:p>
              <text:p text:style-name="P1">Candy Veluzat,</text:p>
              <text:p text:style-name="P1">Mention Jeff Wheat's Emmy</text:p>
            </office:annotation>
            <text:p>various volunteer photos</text:p>
          </table:table-cell>
          <table:table-cell office:value-type="string" calcext:value-type="string">
            <text:p>vari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 Page</text:p>
          </table:table-cell>
          <table:table-cell office:value-type="string" calcext:value-type="string">
            <text:p>m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4])" office:value-type="float" office:value="3700" calcext:value-type="float">
            <text:p>3700</text:p>
          </table:table-cell>
          <table:table-cell table:style-name="ce5" table:formula="of:=SUM([.D2:.D14])" office:value-type="float" office:value="22" calcext:value-type="float">
            <text:p>22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4])" office:value-type="float" office:value="3059" calcext:value-type="float">
            <text:p>3059</text:p>
          </table:table-cell>
          <table:table-cell table:style-name="ce5" table:formula="of:=SUM([.G2:.G14])" office:value-type="float" office:value="14" calcext:value-type="float">
            <text:p>14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5]/600" office:value-type="float" office:value="6.16666666666667" calcext:value-type="float">
            <text:p>6.17</text:p>
          </table:table-cell>
          <table:table-cell table:style-name="ce6" table:formula="of:=[.D15]/5" office:value-type="float" office:value="4.4" calcext:value-type="float">
            <text:p>4.40</text:p>
          </table:table-cell>
          <table:table-cell table:style-name="ce6" table:formula="of:=SUM([.C16:.D16])" office:value-type="float" office:value="10.5666666666667" calcext:value-type="float">
            <text:p>10.57</text:p>
          </table:table-cell>
          <table:table-cell table:style-name="ce6" table:formula="of:=[.F15]/600" office:value-type="float" office:value="5.09833333333333" calcext:value-type="float">
            <text:p>5.10</text:p>
          </table:table-cell>
          <table:table-cell table:style-name="ce6" table:formula="of:=[.G15]/5" office:value-type="float" office:value="2.8" calcext:value-type="float">
            <text:p>2.80</text:p>
          </table:table-cell>
          <table:table-cell table:style-name="ce8" table:formula="of:=SUM([.F16:.G16])" office:value-type="float" office:value="7.89833333333333" calcext:value-type="float">
            <text:p>7.9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23:17:14.678136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6-10-16T02:00:22.405384465</dc:date>
    <dc:creator>Bill West</dc:creator>
    <meta:editing-duration>P1DT2H32M29S</meta:editing-duration>
    <meta:editing-cycles>41</meta:editing-cycles>
    <meta:document-statistic meta:table-count="3" meta:cell-count="79" meta:object-count="0"/>
  </office:meta>
</office:document-meta>
</file>